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10000017E7CE6D819.png" manifest:media-type="image/png"/>
  <manifest:file-entry manifest:full-path="Pictures/10000000000004950000013A3D4F56B6.png" manifest:media-type="image/png"/>
  <manifest:file-entry manifest:full-path="Pictures/10000000000001F800000155802CB8FE.png" manifest:media-type="image/png"/>
  <manifest:file-entry manifest:full-path="Pictures/10000000000003F8000001DA589B36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275" officeooo:paragraph-rsid="0007a2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greso de credenciales:</text:p>
      <text:p text:style-name="P1"><draw:frame draw:style-name="fr3" draw:name="Imagen1" text:anchor-type="char" svg:x="0.305cm" svg:y="0.266cm" svg:width="10.929cm" svg:height="7.264cm" draw:z-index="0"><draw:image xlink:href="Pictures/10000000000001D10000017E7CE6D8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7.59cm" svg:height="4.708cm" draw:z-index="1"><draw:image xlink:href="Pictures/10000000000004950000013A3D4F56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vista producto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n3" text:anchor-type="char" svg:width="17.59cm" svg:height="8.206cm" draw:z-index="2"><draw:image xlink:href="Pictures/10000000000003F8000001DA589B36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Ingreso de productos:</text:p>
      <text:p text:style-name="P1"/>
      <text:p text:style-name="P1"><draw:frame draw:style-name="fr1" draw:name="Imagen4" text:anchor-type="char" svg:width="13.335cm" svg:height="9.022cm" draw:z-index="3"><draw:image xlink:href="Pictures/10000000000001F800000155802CB8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7:16:40.298000000</meta:creation-date>
    <dc:date>2025-02-16T17:20:10.353000000</dc:date>
    <meta:editing-duration>PT3M31S</meta:editing-duration>
    <meta:editing-cycles>1</meta:editing-cycles>
    <meta:document-statistic meta:table-count="0" meta:image-count="4" meta:object-count="0" meta:page-count="2" meta:paragraph-count="3" meta:word-count="9" meta:character-count="68" meta:non-whitespace-character-count="62"/>
    <meta:generator>LibreOffice/7.6.4.1$Windows_X86_64 LibreOffice_project/e19e193f88cd6c0525a17fb7a176ed8e6a3e2aa1</meta:generator>
  </office:meta>
</office:document-meta>
</file>